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Helvetica, sans-serif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6a2d4" officeooo:paragraph-rsid="0016a2d4"/>
    </style:style>
    <style:style style:name="P2" style:family="paragraph" style:parent-style-name="Heading_20_2">
      <style:text-properties officeooo:rsid="00173764" officeooo:paragraph-rsid="00173764"/>
    </style:style>
    <style:style style:name="P3" style:family="paragraph" style:parent-style-name="Heading_20_2">
      <style:text-properties style:font-name="Liberation Sans" fo:font-size="16.1000003814697pt" fo:font-weight="bold" officeooo:rsid="0020884f" officeooo:paragraph-rsid="0020884f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P4" style:family="paragraph" style:parent-style-name="Standard" style:list-style-name="L8">
      <style:text-properties officeooo:rsid="0020884f" officeooo:paragraph-rsid="0020884f"/>
    </style:style>
    <style:style style:name="P5" style:family="paragraph" style:parent-style-name="Text_20_body" style:list-style-name="L1">
      <style:text-properties officeooo:rsid="00116b55" officeooo:paragraph-rsid="00116b55"/>
    </style:style>
    <style:style style:name="P6" style:family="paragraph" style:parent-style-name="Text_20_body" style:list-style-name="L2">
      <style:text-properties officeooo:rsid="00116b55" officeooo:paragraph-rsid="00116b55"/>
    </style:style>
    <style:style style:name="P7" style:family="paragraph" style:parent-style-name="Text_20_body" style:list-style-name="L3">
      <style:text-properties officeooo:rsid="00116b55" officeooo:paragraph-rsid="00116b55"/>
    </style:style>
    <style:style style:name="P8" style:family="paragraph" style:parent-style-name="Text_20_body" style:list-style-name="L4">
      <style:text-properties officeooo:rsid="00116b55" officeooo:paragraph-rsid="00116b55"/>
    </style:style>
    <style:style style:name="P9" style:family="paragraph" style:parent-style-name="Text_20_body" style:list-style-name="L7">
      <style:text-properties officeooo:rsid="00116b55" officeooo:paragraph-rsid="00116b55"/>
    </style:style>
    <style:style style:name="P10" style:family="paragraph" style:parent-style-name="Text_20_body" style:list-style-name="L5">
      <style:text-properties officeooo:paragraph-rsid="001d5528"/>
    </style:style>
    <style:style style:name="P11" style:family="paragraph" style:parent-style-name="Text_20_body" style:list-style-name="L5">
      <style:text-properties officeooo:paragraph-rsid="001f96a2"/>
    </style:style>
    <style:style style:name="P12" style:family="paragraph" style:parent-style-name="Text_20_body" style:list-style-name="L7">
      <style:text-properties officeooo:rsid="0013465c" officeooo:paragraph-rsid="0013465c"/>
    </style:style>
    <style:style style:name="P13" style:family="paragraph" style:parent-style-name="Text_20_body" style:list-style-name="L9">
      <style:text-properties officeooo:rsid="0013465c" officeooo:paragraph-rsid="0013465c"/>
    </style:style>
    <style:style style:name="P14" style:family="paragraph" style:parent-style-name="Text_20_body" style:list-style-name="L9">
      <style:text-properties officeooo:paragraph-rsid="0013465c"/>
    </style:style>
    <style:style style:name="P15" style:family="paragraph" style:parent-style-name="Text_20_body" style:list-style-name="L10">
      <style:text-properties officeooo:paragraph-rsid="00173764"/>
    </style:style>
    <style:style style:name="P16" style:family="paragraph" style:parent-style-name="Text_20_body" style:list-style-name="L10">
      <style:text-properties officeooo:rsid="00173764" officeooo:paragraph-rsid="00173764"/>
    </style:style>
    <style:style style:name="P17" style:family="paragraph" style:parent-style-name="Text_20_body" style:list-style-name="L11">
      <style:text-properties officeooo:paragraph-rsid="0014da5e"/>
    </style:style>
    <style:style style:name="P18" style:family="paragraph" style:parent-style-name="Text_20_body" style:list-style-name="L11">
      <style:text-properties officeooo:rsid="0014da5e" officeooo:paragraph-rsid="0014da5e"/>
    </style:style>
    <style:style style:name="P19" style:family="paragraph" style:parent-style-name="Text_20_body" style:list-style-name="L11">
      <style:text-properties officeooo:rsid="0014da5e" officeooo:paragraph-rsid="00173764"/>
    </style:style>
    <style:style style:name="P20" style:family="paragraph" style:parent-style-name="Text_20_body" style:list-style-name="L11">
      <style:text-properties officeooo:rsid="0014da5e" officeooo:paragraph-rsid="0022711b"/>
    </style:style>
    <style:style style:name="P21" style:family="paragraph" style:parent-style-name="Text_20_body" style:list-style-name="L12">
      <style:text-properties officeooo:rsid="0016a2d4" officeooo:paragraph-rsid="0016a2d4"/>
    </style:style>
    <style:style style:name="P22" style:family="paragraph" style:parent-style-name="Text_20_body" style:list-style-name="L13">
      <style:text-properties officeooo:rsid="0016a2d4" officeooo:paragraph-rsid="0016a2d4"/>
    </style:style>
    <style:style style:name="P23" style:family="paragraph" style:parent-style-name="Text_20_body" style:list-style-name="L5">
      <style:text-properties officeooo:rsid="001c34f4" officeooo:paragraph-rsid="001c34f4"/>
    </style:style>
    <style:style style:name="P24" style:family="paragraph" style:parent-style-name="Text_20_body" style:list-style-name="L5">
      <style:text-properties officeooo:rsid="001d5528" officeooo:paragraph-rsid="001d5528"/>
    </style:style>
    <style:style style:name="P25" style:family="paragraph" style:parent-style-name="Text_20_body" style:list-style-name="L5">
      <style:text-properties fo:font-weight="bold" officeooo:rsid="001d5528" officeooo:paragraph-rsid="001d5528" style:font-weight-asian="bold" style:font-weight-complex="bold"/>
    </style:style>
    <style:style style:name="P26" style:family="paragraph" style:parent-style-name="Text_20_body" style:list-style-name="L5">
      <style:text-properties fo:font-weight="bold" officeooo:rsid="0020884f" officeooo:paragraph-rsid="0020884f" style:font-weight-asian="bold" style:font-weight-complex="bold"/>
    </style:style>
    <style:style style:name="P27" style:family="paragraph" style:parent-style-name="Text_20_body" style:list-style-name="L14">
      <style:text-properties officeooo:paragraph-rsid="0022711b"/>
    </style:style>
    <style:style style:name="P28" style:family="paragraph" style:parent-style-name="Text_20_body" style:list-style-name="L7">
      <style:text-properties officeooo:rsid="0022b2a8" officeooo:paragraph-rsid="0022b2a8"/>
    </style:style>
    <style:style style:name="T1" style:family="text">
      <style:text-properties officeooo:rsid="0013465c"/>
    </style:style>
    <style:style style:name="T2" style:family="text">
      <style:text-properties officeooo:rsid="00154c9e"/>
    </style:style>
    <style:style style:name="T3" style:family="text">
      <style:text-properties officeooo:rsid="00173764"/>
    </style:style>
    <style:style style:name="T4" style:family="text">
      <style:text-properties fo:font-style="normal" officeooo:rsid="0020884f" style:font-style-asian="normal" style:font-style-complex="normal"/>
    </style:style>
    <style:style style:name="T5" style:family="text">
      <style:text-properties fo:font-style="normal" officeooo:rsid="00173764" style:font-style-asian="normal" style:font-style-complex="normal"/>
    </style:style>
    <style:style style:name="T6" style:family="text">
      <style:text-properties officeooo:rsid="001914ef"/>
    </style:style>
    <style:style style:name="T7" style:family="text">
      <style:text-properties officeooo:rsid="001c34f4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style:font-name-asian="Liberation Serif1" style:font-name-complex="Liberation Serif1"/>
    </style:style>
    <style:style style:name="T10" style:family="text">
      <style:text-properties style:font-name="Liberation Serif1" officeooo:rsid="001d5528" style:font-name-asian="Liberation Serif1" style:font-name-complex="Liberation Serif1"/>
    </style:style>
    <style:style style:name="T11" style:family="text">
      <style:text-properties style:font-name="Liberation Serif1" officeooo:rsid="001e3a8e" style:font-name-asian="Liberation Serif1" style:font-name-complex="Liberation Serif1"/>
    </style:style>
    <style:style style:name="T12" style:family="text">
      <style:text-properties style:font-name="Liberation Serif1" officeooo:rsid="001e998f" style:font-name-asian="Liberation Serif1" style:font-name-complex="Liberation Serif1"/>
    </style:style>
    <style:style style:name="T13" style:family="text">
      <style:text-properties style:font-name="Liberation Serif1" officeooo:rsid="0020884f" style:font-name-asian="Liberation Serif1" style:font-name-complex="Liberation Serif1"/>
    </style:style>
    <style:style style:name="T14" style:family="text">
      <style:text-properties style:font-name="Liberation Serif1" officeooo:rsid="001f96a2" style:font-name-asian="Liberation Serif1" style:font-name-complex="Liberation Serif1"/>
    </style:style>
    <style:style style:name="T15" style:family="text">
      <style:text-properties style:font-name="Liberation Serif1" style:font-name-asian="Noto Serif CJK SC" style:font-name-complex="Noto Sans Devanagari"/>
    </style:style>
    <style:style style:name="T16" style:family="text">
      <style:text-properties style:font-name="Liberation Serif1" officeooo:rsid="001d5528" style:font-name-asian="Noto Serif CJK SC" style:font-name-complex="Noto Sans Devanagari"/>
    </style:style>
    <style:style style:name="T17" style:family="text">
      <style:text-properties style:font-name="Liberation Serif1" officeooo:rsid="001e998f" style:font-name-asian="Noto Serif CJK SC" style:font-name-complex="Noto Sans Devanagari"/>
    </style:style>
    <style:style style:name="T18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19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20" style:family="text">
      <style:text-properties style:font-name="Liberation Serif"/>
    </style:style>
    <style:style style:name="T21" style:family="text">
      <style:text-properties officeooo:rsid="0020884f"/>
    </style:style>
    <style:style style:name="T22" style:family="text">
      <style:text-properties fo:font-weight="bold" officeooo:rsid="0020884f" style:font-weight-asian="bold" style:font-weight-complex="bold"/>
    </style:style>
    <style:style style:name="T23" style:family="text">
      <style:text-properties officeooo:rsid="0014da5e"/>
    </style:style>
    <style:style style:name="T24" style:family="text">
      <style:text-properties officeooo:rsid="0022b2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ump Monitor Requirements</text:p>
      <text:h text:style-name="Heading_20_1" text:outline-level="1">Components</text:h>
      <text:h text:style-name="Heading_20_2" text:outline-level="2">Enclosure</text:h>
      <text:list xml:id="list3693232247" text:style-name="L1">
        <text:list-item>
          <text:p text:style-name="P5">Plastic sandwich box with locking cover</text:p>
        </text:list-item>
        <text:list-item>
          <text:p text:style-name="P5">Standard cable passthroughs with screw clamp and soft collet</text:p>
        </text:list-item>
        <text:list-item>
          <text:p text:style-name="P5">Silica gel dessicant</text:p>
        </text:list-item>
        <text:list-item>
          <text:p text:style-name="P5">Secure to pipe in shaft with jubilee clip, boltholes sealed with silicone gel</text:p>
        </text:list-item>
      </text:list>
      <text:h text:style-name="Heading_20_2" text:outline-level="2"><text:bookmark-start text:name="__RefHeading___Toc2_2554247913"/>Mains power input<text:bookmark-end text:name="__RefHeading___Toc2_2554247913"/></text:h>
      <text:list xml:id="list763146133" text:style-name="L2">
        <text:list-item>
          <text:p text:style-name="P6">Short (30cm?) cable with mains plug to cable passthrough into enclosure.</text:p>
        </text:list-item>
      </text:list>
      <text:h text:style-name="Heading_20_2" text:outline-level="2">Power splitter</text:h>
      <text:list xml:id="list3754358519" text:style-name="L3">
        <text:list-item>
          <text:p text:style-name="P7">Mains power input cable taken to <text:span text:style-name="T1">standard junction box.</text:span></text:p>
        </text:list-item>
      </text:list>
      <text:h text:style-name="Heading_20_2" text:outline-level="2">Pump power outlet</text:h>
      <text:list xml:id="list940921442" text:style-name="L4">
        <text:list-item>
          <text:p text:style-name="P8">Water-resistant mains socket let into hole in enclosure, hole sealed with silicone gel.</text:p>
        </text:list-item>
      </text:list>
      <text:h text:style-name="Heading_20_2" text:outline-level="2">Pump power sens<text:span text:style-name="T7">ing</text:span></text:h>
      <text:list xml:id="list2594192231" text:style-name="L5">
        <text:list-item>
          <text:p text:style-name="P23">Rogowski sense coil (Pulse PA3208NL) mounted inside junction box enclosing only live wire of connection to pump power.</text:p>
        </text:list-item>
        <text:list-item>
          <text:p text:style-name="P23">Pump power is 400 W, so 1.7 A RMS current when it’s on. The PA3208NL outputs 383 <text:span text:style-name="T8">μ</text:span><text:span text:style-name="T20">V/A for 50 Hz input, i.e. about 650 </text:span><text:span text:style-name="T8">μV.</text:span></text:p>
        </text:list-item>
        <text:list-item>
          <text:p text:style-name="P24"><text:span text:style-name="T8">The Rogowski coil needs a data acquisition chip to go with it. Options are:</text:span></text:p>
          <text:list>
            <text:list-item>
              <text:p text:style-name="P25"><text:span text:style-name="T8">Analog Devices ADE7753 (</text:span><text:span text:style-name="T9">€</text:span><text:span text:style-name="T15">3.73, SPI interface, SSOP-20). </text:span><text:span text:style-name="T17">Use this one, just because it has simpler interfacing – the ST Micro device has a very strange non-SPI serial interface.</text:span></text:p>
            </text:list-item>
            <text:list-item>
              <text:p text:style-name="P10"><text:span text:style-name="T16">ST Micro </text:span>STPM01FTR<text:span text:style-name="T16"> (</text:span><text:span text:style-name="T10">€2.40, </text:span><text:span text:style-name="T12">weird non-</text:span><text:span text:style-name="T11">SPI interface, </text:span><text:span text:style-name="T10">TSSOP-20, </text:span><text:span text:style-name="T11">has mode for current-only measurements</text:span><text:span text:style-name="T10">).</text:span></text:p>
            </text:list-item>
          </text:list>
        </text:list-item>
        <text:list-item>
          <text:p text:style-name="P11"><text:span text:style-name="T10">A</text:span><text:span text:style-name="T14">nother option is to implement a simple integrator and front-end amplifier with op-amps, then to use </text:span><text:span text:style-name="T13">an </text:span><text:span text:style-name="T14">ADC </text:span><text:span text:style-name="T13">with an SPI interface (for the RPi) </text:span><text:span text:style-name="T14">to sample the current signal.</text:span></text:p>
        </text:list-item>
        <text:list-item>
          <text:p text:style-name="P26"><text:soft-page-break/><text:span text:style-name="T14">Q</text:span><text:span text:style-name="T9">uestion: what is the </text:span><text:span text:style-name="T18">simplest</text:span><text:span text:style-name="T19"> way to do this? Using a dedicated di/dt current sense processing chip seems like the best idea, so go with the ADE7753.</text:span></text:p>
        </text:list-item>
      </text:list>
      <text:h text:style-name="Heading_20_2" text:outline-level="2">DC power supply</text:h>
      <text:list xml:id="list1862470215" text:style-name="L7">
        <text:list-item>
          <text:p text:style-name="P9">Mains socket secured inside enclosure.</text:p>
        </text:list-item>
        <text:list-item>
          <text:p text:style-name="P12">Extension cable cut to give socket for this part and plug for <text:bookmark-ref text:reference-format="chapter" text:ref-name="__RefHeading___Toc2_2554247913">1.2</text:bookmark-ref>.</text:p>
        </text:list-item>
        <text:list-item>
          <text:p text:style-name="P9">Encapsulated switching power supply plugged into socket.</text:p>
        </text:list-item>
        <text:list-item>
          <text:p text:style-name="P28">RPi power supply, and take 5V supply for other components from RPi headers.</text:p>
        </text:list-item>
      </text:list>
      <text:h text:style-name="P3" text:outline-level="2">Processing</text:h>
      <text:list xml:id="list4179830672" text:style-name="L8">
        <text:list-item>
          <text:p text:style-name="P4">Raspberry Pi 4.</text:p>
        </text:list-item>
      </text:list>
      <text:h text:style-name="Heading_20_2" text:outline-level="2">Ultrasonic sensor</text:h>
      <text:list xml:id="list2788530195" text:style-name="L9">
        <text:list-item>
          <text:p text:style-name="P14"><text:span text:style-name="T1">Something like </text:span><text:span text:style-name="T2">one of the sensors from DFRobot.</text:span></text:p>
        </text:list-item>
        <text:list-item>
          <text:p text:style-name="P13">5V supply.</text:p>
        </text:list-item>
      </text:list>
      <text:h text:style-name="P2" text:outline-level="2">Pump control</text:h>
      <text:list xml:id="list1386630873" text:style-name="L10">
        <text:list-item>
          <text:p text:style-name="P16">Pin the float switch of the pump on and use an SSR to start and stop the pump, i.e. control the pump directly from the monitor controller.</text:p>
        </text:list-item>
        <text:list-item>
          <text:p text:style-name="P15"><text:span text:style-name="T21">Because the level monitoring needs to work correctly for the SSR approach to work, write software to run in two modes: “float mode” has the SSR permanently on, and uses the float switch on the pump to switch the pump on and off; “SSR mode” pins the float switch on and uses the SSR to switch the pump on and off, based on the water level measurements</text:span><text:span text:style-name="T5">. </text:span><text:span text:style-name="T4">For calibration of the level measurements for the SSR mode, the system can be run in float mode for a couple of months to collect data about water levels and when the pump switches on and off. That data can then be used to set up a control law for the SSR mode.</text:span></text:p>
        </text:list-item>
      </text:list>
      <text:h text:style-name="Heading_20_1" text:outline-level="1">Development steps</text:h>
      <text:list xml:id="list542828681" text:style-name="L11">
        <text:list-item>
          <text:p text:style-name="P18">Test Wi-Fi transmission from within shaft (Arduino board in plastic box powered from USB supply threaded through hole in shaft cover). <text:s/><text:span text:style-name="T22">Done: doesn’t work, so use powerline network adapters. That means using something other than an Arduino: a Raspberry Pi has an Ethernet connection, so use the RPi 4 I have.</text:span></text:p>
        </text:list-item>
        <text:list-item>
          <text:p text:style-name="P19">Breadboard pump power sense coil setup. <text:span text:style-name="T3">(Even if you don’t use it, this is an interesting thing to do.) <text:s/></text:span><text:span text:style-name="T22">Done: couldn’t get it to work. Need to use a proper sense coil instead (a Rogowski coil, and associated circuitry).</text:span></text:p>
        </text:list-item>
        <text:list-item>
          <text:p text:style-name="P20">Design carrier board:</text:p>
        </text:list-item>
      </text:list>
      <text:list xml:id="list2097434475" text:style-name="L14">
        <text:list-item>
          <text:list>
            <text:list-item>
              <text:p text:style-name="P27"><text:soft-page-break/><text:span text:style-name="T23">power distribution;</text:span></text:p>
            </text:list-item>
            <text:list-item>
              <text:p text:style-name="P27"><text:span text:style-name="T23">connection to ultrasonic sensor;</text:span></text:p>
            </text:list-item>
            <text:list-item>
              <text:p text:style-name="P27"><text:span text:style-name="T23">power sense coil circuitry;</text:span></text:p>
            </text:list-item>
            <text:list-item>
              <text:p text:style-name="P27"><text:span text:style-name="T3">outputs suitable for driving an SSR.</text:span></text:p>
            </text:list-item>
          </text:list>
        </text:list-item>
      </text:list>
      <text:list xml:id="list175746508693578" text:continue-list="list542828681" text:style-name="L11">
        <text:list-item>
          <text:p text:style-name="P18">Server software.</text:p>
        </text:list-item>
        <text:list-item>
          <text:p text:style-name="P17"><text:span text:style-name="T23">Initial installation: enclosure, power distribution, ultrasonic sensor, pump power sense coil, </text:span><text:span text:style-name="T24">RPi</text:span><text:span text:style-name="T23">, carrier board.</text:span></text:p>
        </text:list-item>
        <text:list-item>
          <text:p text:style-name="P18">Actuator/<text:span text:style-name="T3">pump control</text:span> development (and <text:span text:style-name="T6">if needed </text:span>carrier board rev 2 or separate solenoid driver board).</text:p>
        </text:list-item>
      </text:list>
      <text:h text:style-name="Heading_20_1" text:outline-level="1">Software</text:h>
      <text:h text:style-name="Heading_20_2" text:outline-level="2">Arduino software</text:h>
      <text:list xml:id="list2242647669" text:style-name="L12">
        <text:list-item>
          <text:p text:style-name="P21">Sample depth from ultrasonic sensor on regular timestep (1 Hz, statistics over 1 minute?)</text:p>
        </text:list-item>
        <text:list-item>
          <text:p text:style-name="P21">Current sense for pump supply on regular timestep (1 Hz, statistics over 1 minute?)</text:p>
        </text:list-item>
        <text:list-item>
          <text:p text:style-name="P21">Upload results to server on regular timestep (1 per minute?)</text:p>
        </text:list-item>
      </text:list>
      <text:h text:style-name="Heading_20_2" text:outline-level="2">Server software</text:h>
      <text:list xml:id="list3792763213" text:style-name="L13">
        <text:list-item>
          <text:p text:style-name="P22">POST route for Arduino data upload (JSON with water depth and pump supply statistics and “twitched” flag)</text:p>
        </text:list-item>
        <text:list-item>
          <text:p text:style-name="P22">Pages to view saved data</text:p>
        </text:list-item>
        <text:list-item>
          <text:p text:style-name="P22">Alerts?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Helvetica, sans-serif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09:17:24.400069731</meta:creation-date>
    <dc:date>2020-10-07T14:50:18.502806757</dc:date>
    <meta:editing-duration>PT3H14M21S</meta:editing-duration>
    <meta:editing-cycles>13</meta:editing-cycles>
    <meta:generator>LibreOffice/7.0.1.2$Linux_X86_64 LibreOffice_project/00$Build-2</meta:generator>
    <meta:document-statistic meta:table-count="0" meta:image-count="0" meta:object-count="0" meta:page-count="3" meta:paragraph-count="54" meta:word-count="702" meta:character-count="3949" meta:non-whitespace-character-count="3351"/>
  </office:meta>
</office:document-meta>
</file>